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7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9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3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2" style:family="paragraph" style:parent-style-name="Standard" style:list-style-name="L4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3" style:family="paragraph" style:parent-style-name="Standard" style:list-style-name="L5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8188452751912264961" text:style-name="L1">
        <text:list-item>
          <text:p text:style-name="P19">Walk 0.15 miles at the beginning of each ½ mile and then run the remaining 0.35 miles.</text:p>
        </text:list-item>
        <text:list-item>
          <text:p text:style-name="P19">If I want to average about 12:00/mile, the walking pace should be close 14:45/mile and the running pace should be close to 10:45/mile.</text:p>
        </text:list-item>
        <text:list-item>
          <text:p text:style-name="P19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8154902317332646102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6"><text:soft-page-break/>Sat 3/4/2017 <text:s/><text:span text:style-name="T1">4.5 miles</text:span></text:p>
      <text:p text:style-name="P16">On a treadmill I ran 3 miles in 27:36 or 8:52/mile.</text:p>
      <text:p text:style-name="P16">Splits: 9:44, 9:16, 7:36</text:p>
      <text:p text:style-name="P16">I warmed down with 1 mile in about 10:00 and a half mile walk in about 7:45.</text:p>
      <text:p text:style-name="P16"/>
      <text:p text:style-name="P16">Sun 3/5/2017 <text:span text:style-name="T1">6.5 miles</text:span></text:p>
      <text:p text:style-name="P17">I did not run the half marathon today because the wind chill was in the teens this morning.</text:p>
      <text:p text:style-name="P16">I warmed up with a ½ mile to the Wise Center.</text:p>
      <text:p text:style-name="P16">On a treadmill I ran 5 miles in 42:06 or 8:25/mile. <text:s/>The last half mile was in 3:39.</text:p>
      <text:p text:style-name="P16">Splits: 8:59, 8:46, 8:29, 8:15, 7:37</text:p>
      <text:p text:style-name="P16">I warmed down with a mile in about 10 minutes.</text:p>
      <text:p text:style-name="P16"/>
      <text:p text:style-name="P16">Mon 3/6/2017 <text:span text:style-name="T1">5 miles</text:span></text:p>
      <text:p text:style-name="P16">I ran 2 miles on a treadmill at 10:00/mile and then rested 5 minutes.</text:p>
      <text:p text:style-name="P16">I did 3 miles on the indoor track practicing a walk/run routine for the middle miles of a 50 miler. I ran 3/8 of a mile and walked 1/8 of a mile and repeated until I reached 3 miles. <text:s/></text:p>
      <text:p text:style-name="P16">running pace about 10:00/mile, walking pace about 14:00/mile and average pace 11:00/mile</text:p>
      <text:p text:style-name="P16"/>
      <text:p text:style-name="P16">Tues 3/7/2017 <text:span text:style-name="T1">6.5 miles</text:span></text:p>
      <text:p text:style-name="P16">I jogged ½ mile to the Wise Center and rested a few minutes.</text:p>
      <text:p text:style-name="P16">On a treadmill I ran 6 miles in 55:55 or 9:19/mile.</text:p>
      <text:p text:style-name="P16">Splits and my pulse at the end of each mile:</text:p>
      <text:list xml:id="list8760240344039919909" text:style-name="L3">
        <text:list-item>
          <text:p text:style-name="P21">10:00 <text:s/>120 bpm<text:tab/>4. <text:s text:c="3"/>8:00 <text:s/>154</text:p>
        </text:list-item>
        <text:list-item>
          <text:p text:style-name="P21">10:00 <text:s/>126<text:tab/><text:tab/>5. <text:s text:c="3"/>8:57 <text:s/>146</text:p>
        </text:list-item>
        <text:list-item>
          <text:p text:style-name="P21">8:57 <text:s/>139<text:tab/><text:tab/>6. <text:s/>10:00 <text:s/>136<text:tab/></text:p>
        </text:list-item>
      </text:list>
      <text:p text:style-name="P16"/>
      <text:list xml:id="list2231578462634475819" text:style-name="L4">
        <text:list-header>
          <text:p text:style-name="P22">Wed 3/8/2017 <text:span text:style-name="T1">6.5 miles</text:span></text:p>
          <text:p text:style-name="P22">I ran ½ mile to the indoor track and rested a few minutes.</text:p>
          <text:p text:style-name="P22">I ran and walked 4 miles in 44:27 or 11:07/mile.</text:p>
          <text:p text:style-name="P22">Then I walked a ½ mile in 6:45 and rested 10 minutes.</text:p>
          <text:p text:style-name="P22">I ran 1 mile on a treadmill in 9:29 and jogged a ½ mile home.</text:p>
        </text:list-header>
      </text:list>
      <text:p text:style-name="P18"/>
      <text:p text:style-name="P18">Thur 3/9/2017 <text:span text:style-name="T1">7.25 miles</text:span></text:p>
      <text:p text:style-name="P18">I ran with Jim Fitch and Tiffany Hrach on the indoor track.</text:p>
      <text:list xml:id="list2002059815533994973" text:style-name="L5">
        <text:list-item>
          <text:list>
            <text:list-header>
              <text:p text:style-name="P23">We ran a 1.75 mile warm up including ¼ mile of drills.</text:p>
              <text:p text:style-name="P23">Then 5 x ½ mile with a ¼ mile jog between each.</text:p>
              <text:p text:style-name="P23">Times for ½ mile runs: 4:22, 4:21, 4:24, 4:22, 4:21</text:p>
              <text:p text:style-name="P23">We warmed down with ½ mile jog.</text:p>
              <text:p text:style-name="P23">In the afternoon I walked 1.5 miles on a hilly course at about 16:00/mile</text:p>
            </text:list-header>
          </text:list>
        </text:list-item>
      </text:list>
      <text:p text:style-name="P16"/>
      <text:p text:style-name="P16">Fri <text:s/>3/10/2017 <text:span text:style-name="T1">5.75 miles</text:span></text:p>
      <text:p text:style-name="P16">I warmed up with 0.75 miles and rested a few minutes</text:p>
      <text:p text:style-name="P16">On a treadmill I ran 5 miles in 45:52 or 9:10/mile.</text:p>
      <text:p text:style-name="P16">Splits and my pulse at the end of each mile:</text:p>
      <text:p text:style-name="P16"><text:tab/>1. <text:s/>10:00 <text:s/>116<text:tab/><text:tab/>4. <text:s text:c="2"/>8:00 <text:s/>149</text:p>
      <text:list xml:id="list40432768" text:continue-list="list8760240344039919909" text:style-name="L3">
        <text:list-header>
          <text:p text:style-name="P21">2. <text:s/>10:00 <text:s/>120<text:tab/><text:tab/>5. <text:s text:c="2"/>8:57 <text:s/>142</text:p>
          <text:p text:style-name="P21">3. <text:s text:c="3"/>8:57 <text:s/>133</text:p>
        </text:list-header>
      </text:list>
      <text:p text:style-name="P17">42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6T20:25:59.97</dc:date>
    <dc:creator>James Lombardi</dc:creator>
    <meta:editing-duration>PT17H53M4S</meta:editing-duration>
    <meta:editing-cycles>121</meta:editing-cycles>
    <meta:document-statistic meta:table-count="0" meta:image-count="0" meta:object-count="0" meta:page-count="10" meta:paragraph-count="308" meta:word-count="3851" meta:character-count="18886"/>
  </office:meta>
</office:document-meta>
</file>